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nux Libertine O" officeooo:rsid="0035cc64" officeooo:paragraph-rsid="002dda6f"/>
    </style:style>
    <style:style style:name="P2" style:family="paragraph" style:parent-style-name="Standard">
      <style:text-properties style:font-name="Linux Libertine O" officeooo:rsid="0035cc64" officeooo:paragraph-rsid="004107b8"/>
    </style:style>
    <style:style style:name="P3" style:family="paragraph" style:parent-style-name="Standard">
      <style:text-properties style:font-name="Linux Libertine O" officeooo:rsid="0035cc64" officeooo:paragraph-rsid="003fff47"/>
    </style:style>
    <style:style style:name="P4" style:family="paragraph" style:parent-style-name="Standard">
      <style:text-properties style:font-name="Linux Libertine O" officeooo:rsid="00365ccf" officeooo:paragraph-rsid="002dda6f"/>
    </style:style>
    <style:style style:name="P5" style:family="paragraph" style:parent-style-name="Standard">
      <style:text-properties style:font-name="Linux Libertine O" officeooo:rsid="00365ccf" officeooo:paragraph-rsid="003fff47"/>
    </style:style>
    <style:style style:name="P6" style:family="paragraph" style:parent-style-name="Standard">
      <style:text-properties style:font-name="Linux Libertine O" officeooo:rsid="004107b8" officeooo:paragraph-rsid="004107b8"/>
    </style:style>
    <style:style style:name="P7" style:family="paragraph" style:parent-style-name="Standard">
      <style:text-properties style:font-name="Linux Libertine O" officeooo:rsid="004107b8" officeooo:paragraph-rsid="0043f50f"/>
    </style:style>
    <style:style style:name="P8" style:family="paragraph" style:parent-style-name="Standard">
      <style:text-properties style:font-name="Linux Libertine O" officeooo:rsid="0043f50f" officeooo:paragraph-rsid="0043f50f"/>
    </style:style>
    <style:style style:name="P9" style:family="paragraph" style:parent-style-name="Standard">
      <style:text-properties style:font-name="Linux Libertine O" officeooo:rsid="0043f50f" officeooo:paragraph-rsid="0045121a"/>
    </style:style>
    <style:style style:name="P10" style:family="paragraph" style:parent-style-name="Standard">
      <style:text-properties style:font-name="Linux Libertine O" officeooo:rsid="0044826f" officeooo:paragraph-rsid="0045121a"/>
    </style:style>
    <style:style style:name="P11" style:family="paragraph" style:parent-style-name="Standard">
      <style:text-properties style:font-name="Linux Libertine O" officeooo:rsid="0045121a" officeooo:paragraph-rsid="0045121a"/>
    </style:style>
    <style:style style:name="P12" style:family="paragraph" style:parent-style-name="Standard">
      <style:text-properties style:font-name="Linux Libertine O" officeooo:rsid="00453a1c" officeooo:paragraph-rsid="00453a1c"/>
    </style:style>
    <style:style style:name="P13" style:family="paragraph" style:parent-style-name="Standard">
      <style:text-properties officeooo:paragraph-rsid="004107b8"/>
    </style:style>
    <style:style style:name="P14" style:family="paragraph" style:parent-style-name="Standard">
      <style:text-properties officeooo:rsid="0043f50f" officeooo:paragraph-rsid="0043f50f"/>
    </style:style>
    <style:style style:name="P15" style:family="paragraph" style:parent-style-name="Standard">
      <style:text-properties officeooo:paragraph-rsid="00453a1c"/>
    </style:style>
    <style:style style:name="P16" style:family="paragraph" style:parent-style-name="Heading">
      <style:text-properties officeooo:paragraph-rsid="003fff47"/>
    </style:style>
    <style:style style:name="P17" style:family="paragraph" style:parent-style-name="Heading_20_1">
      <style:text-properties officeooo:paragraph-rsid="003fff47"/>
    </style:style>
    <style:style style:name="P18" style:family="paragraph" style:parent-style-name="Standard">
      <style:text-properties style:font-name="Linux Libertine O" officeooo:rsid="0045121a" officeooo:paragraph-rsid="00461e13"/>
    </style:style>
    <style:style style:name="P19" style:family="paragraph" style:parent-style-name="Standard">
      <style:text-properties style:font-name="Linux Libertine O" officeooo:rsid="0043f50f" officeooo:paragraph-rsid="0045121a"/>
    </style:style>
    <style:style style:name="P20" style:family="paragraph" style:parent-style-name="Standard">
      <style:text-properties style:font-name="Linux Libertine O" officeooo:rsid="0043f50f" officeooo:paragraph-rsid="00461e13"/>
    </style:style>
    <style:style style:name="P21" style:family="paragraph" style:parent-style-name="Standard">
      <style:text-properties style:font-name="Linux Libertine O" officeooo:rsid="0035cc64" officeooo:paragraph-rsid="0041c510"/>
    </style:style>
    <style:style style:name="P22" style:family="paragraph" style:parent-style-name="Standard">
      <style:text-properties officeooo:paragraph-rsid="0045121a"/>
    </style:style>
    <style:style style:name="P23" style:family="paragraph" style:parent-style-name="Standard">
      <style:text-properties officeooo:paragraph-rsid="00453a1c"/>
    </style:style>
    <style:style style:name="P24" style:family="paragraph" style:parent-style-name="Standard">
      <style:text-properties officeooo:rsid="00461e13" officeooo:paragraph-rsid="00461e13"/>
    </style:style>
    <style:style style:name="T1" style:family="text">
      <style:text-properties fo:color="#3465a4" style:font-name="Linux Libertine O" fo:font-size="14pt" fo:font-weight="bold" style:font-name-asian="Noto Sans CJK SC Regular" style:font-size-asian="14pt" style:font-weight-asian="bold" style:font-name-complex="FreeSans" style:font-size-complex="14pt" style:font-weight-complex="bold"/>
    </style:style>
    <style:style style:name="T2" style:family="text">
      <style:text-properties fo:color="#3465a4" style:font-name="Linux Libertine O" fo:font-size="14pt" fo:font-weight="bold" officeooo:rsid="0043f50f" style:font-name-asian="Noto Sans CJK SC Regular" style:font-size-asian="14pt" style:font-weight-asian="bold" style:font-name-complex="FreeSans" style:font-size-complex="14pt" style:font-weight-complex="bold"/>
    </style:style>
    <style:style style:name="T3" style:family="text">
      <style:text-properties fo:color="#3465a4" style:font-name="Linux Libertine O" fo:font-size="14pt" fo:font-weight="bold" officeooo:rsid="00461e13" style:font-name-asian="Noto Sans CJK SC Regular" style:font-size-asian="14pt" style:font-weight-asian="bold" style:font-name-complex="FreeSans" style:font-size-complex="14pt" style:font-weight-complex="bold"/>
    </style:style>
    <style:style style:name="T4" style:family="text">
      <style:text-properties style:font-name="Linux Libertine O"/>
    </style:style>
    <style:style style:name="T5" style:family="text">
      <style:text-properties style:font-name="Linux Libertine O" officeooo:rsid="0035cc64"/>
    </style:style>
    <style:style style:name="T6" style:family="text">
      <style:text-properties style:font-name="Linux Libertine O" officeooo:rsid="0043f50f"/>
    </style:style>
    <style:style style:name="T7" style:family="text">
      <style:text-properties style:font-name="Linux Libertine O" officeooo:rsid="0045121a"/>
    </style:style>
    <style:style style:name="T8" style:family="text">
      <style:text-properties style:font-name="Linux Libertine O" officeooo:rsid="0044826f"/>
    </style:style>
    <style:style style:name="T9" style:family="text">
      <style:text-properties style:font-name="Linux Libertine O" officeooo:rsid="00453a1c"/>
    </style:style>
    <style:style style:name="T10" style:family="text">
      <style:text-properties style:font-name="Linux Libertine O" officeooo:rsid="00461e13"/>
    </style:style>
    <style:style style:name="T11" style:family="text">
      <style:text-properties officeooo:rsid="0043f50f"/>
    </style:style>
    <style:style style:name="T12" style:family="text">
      <style:text-properties fo:color="#004586" style:font-name="Linux Libertine O" fo:font-size="18.2000007629395pt" fo:font-weight="bold" officeooo:rsid="0043f50f" style:font-name-asian="Noto Sans CJK SC Regular" style:font-size-asian="18.2000007629395pt" style:font-weight-asian="bold" style:font-name-complex="FreeSans" style:font-size-complex="18.2000007629395pt" style:font-weight-complex="600"/>
    </style:style>
    <style:style style:name="T13" style:family="text">
      <style:text-properties fo:color="#004586" style:font-name="Linux Libertine O" fo:font-size="18.2000007629395pt" fo:font-weight="bold" officeooo:rsid="002e3001" style:font-name-asian="Noto Sans CJK SC Regular" style:font-size-asian="18.2000007629395pt" style:font-weight-asian="bold" style:font-name-complex="FreeSans" style:font-size-complex="18.2000007629395pt" style:font-weight-complex="600"/>
    </style:style>
    <style:style style:name="T14" style:family="text">
      <style:text-properties fo:color="#004586" style:font-name="Linux Libertine O" fo:font-size="18.2000007629395pt" fo:font-weight="bold" officeooo:rsid="0045bccc" style:font-name-asian="Noto Sans CJK SC Regular" style:font-size-asian="18.2000007629395pt" style:font-weight-asian="bold" style:font-name-complex="FreeSans" style:font-size-complex="18.2000007629395pt" style:font-weight-complex="600"/>
    </style:style>
    <style:style style:name="T15" style:family="text">
      <style:text-properties fo:color="#004586" style:font-name="Linux Libertine O" fo:font-size="18.2000007629395pt" fo:font-weight="bold" officeooo:rsid="00461e13" style:font-name-asian="Noto Sans CJK SC Regular" style:font-size-asian="18.2000007629395pt" style:font-weight-asian="bold" style:font-name-complex="FreeSans" style:font-size-complex="18.2000007629395pt" style:font-weight-complex="600"/>
    </style:style>
    <style:style style:name="T16" style:family="text">
      <style:text-properties officeooo:rsid="0044826f"/>
    </style:style>
    <style:style style:name="T17" style:family="text">
      <style:text-properties officeooo:rsid="0045121a"/>
    </style:style>
    <style:style style:name="T18" style:family="text">
      <style:text-properties officeooo:rsid="00453a1c"/>
    </style:style>
    <style:style style:name="T19" style:family="text">
      <style:text-properties officeooo:rsid="00461e1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<text:span text:style-name="T12">Cajun chicken</text:span><text:span text:style-name="T13"> </text:span><text:span text:style-name="T12">breast </text:span><text:span text:style-name="T13">(2</text:span><text:span text:style-name="T15">x2</text:span><text:span text:style-name="T13"> portions; 3</text:span><text:span text:style-name="T14">5</text:span><text:span text:style-name="T13">-</text:span><text:span text:style-name="T12">45</text:span><text:span text:style-name="T13">min)</text:span></text:h>
      <text:p text:style-name="P7"><text:span text:style-name="T11">Spice mix based on: </text:span><text:a xlink:type="simple" xlink:href="https://www.bbc.co.uk/food/recipes/cajun_seasoning_92363" text:style-name="Internet_20_link" text:visited-style-name="Visited_20_Internet_20_Link"><text:span text:style-name="T11">https://www.bbc.co.uk/food/recipes/cajun_seasoning_92363</text:span></text:a></text:p>
      <text:p text:style-name="P8">Good with rice or pasta, and salad and/or garlic bread.</text:p>
      <text:p text:style-name="P16"><text:span text:style-name="T1">For </text:span><text:span text:style-name="T2">the prep </text:span><text:span text:style-name="T3">(4 portions)</text:span></text:p>
      <text:p text:style-name="P2">½<text:span text:style-name="T11"> </text:span>tsp salt</text:p>
      <text:p text:style-name="P13"><text:span text:style-name="T6">2 tsp </text:span><text:span text:style-name="T5">paprika</text:span></text:p>
      <text:p text:style-name="P14"><text:span text:style-name="T5">½</text:span><text:span text:style-name="T4"> tsp smoked paprika</text:span></text:p>
      <text:p text:style-name="P13"><text:span text:style-name="T6">½ </text:span><text:span text:style-name="T5">tsp </text:span><text:span text:style-name="T6">black</text:span><text:span text:style-name="T5"> pepper</text:span></text:p>
      <text:p text:style-name="P2"><text:span text:style-name="T11">½ </text:span>tsp ground cumin</text:p>
      <text:p text:style-name="P2">¼<text:span text:style-name="T11"> </text:span>tsp cayenne pepper</text:p>
      <text:p text:style-name="P2"><text:span text:style-name="T11">1 </text:span>tsp dried oregano</text:p>
      <text:p text:style-name="P2"><text:span text:style-name="T11">1 </text:span>tsp dried thyme</text:p>
      <text:p text:style-name="P2">½<text:span text:style-name="T11"> </text:span>tsp dried basil</text:p>
      <text:p text:style-name="P1"/>
      <text:p text:style-name="P8"><text:span text:style-name="T19">64</text:span>0g chicken breast<text:span text:style-name="T16">s</text:span></text:p>
      <text:p text:style-name="P2"/>
      <text:p text:style-name="P4"/>
      <text:p text:style-name="P10">Mix the spices together. <text:span text:style-name="T18">Trim and c</text:span><text:span text:style-name="T17">ut the chicken breasts into </text:span><text:span text:style-name="T19">8</text:span><text:span text:style-name="T17"> large goujons/lengthwise strips.</text:span></text:p>
      <text:p text:style-name="P22"><text:span text:style-name="T7">Pou</text:span><text:span text:style-name="T8">r </text:span><text:span text:style-name="T7">the spices over the chicken and turn to make sure the pieces are evenly coated.</text:span></text:p>
      <text:p text:style-name="P24"><text:span text:style-name="T7">R</text:span><text:span text:style-name="T4">efrigerate half the meat for the following day.</text:span></text:p>
      <text:p text:style-name="P4"/>
      <text:p text:style-name="P16"><text:span text:style-name="T1">For </text:span><text:span text:style-name="T2">the fry </text:span><text:span text:style-name="T3">(2 portions)</text:span></text:p>
      <text:p text:style-name="P6">8-<text:span text:style-name="T11">10</text:span> tbsp olive oil (adjust as needed)</text:p>
      <text:p text:style-name="P21"/>
      <text:p text:style-name="P20">2 large cloves garlic</text:p>
      <text:p text:style-name="P20">1 red onion</text:p>
      <text:p text:style-name="P20"/>
      <text:p text:style-name="P8">½ stock pot</text:p>
      <text:p text:style-name="P9">¼ pint hot water</text:p>
      <text:p text:style-name="P9">~170g cherry tomatoes</text:p>
      <text:p text:style-name="P3"/>
      <text:p text:style-name="P18"/>
      <text:p text:style-name="P18">Halve the red onion and cut each half into 3 large wedges. Peel and roughly chop the garlic.</text:p>
      <text:p text:style-name="P11">Cover the bottom of a large frying pan in oil and heat. Add the onion and garlic, fry on high heat for 30 seconds, then push to the side of the pan.</text:p>
      <text:p text:style-name="P11"/>
      <text:p text:style-name="P15"><text:span text:style-name="T7">Tilt the pan so the oil runs out of the onions and place the chicken into it. </text:span><text:span text:style-name="T10">Move</text:span><text:span text:style-name="T7"> the onions and garlic </text:span><text:span text:style-name="T10">over</text:span><text:span text:style-name="T7"> the chicken and spread the pieces out in the pan. Cover with a splatter guard if you have one (but not an enclosed lid).</text:span></text:p>
      <text:p text:style-name="P15"><text:span text:style-name="T7">Fry on high heat for 5 minutes </text:span><text:span text:style-name="T10">without stirring</text:span><text:span text:style-name="T7">, then </text:span><text:span text:style-name="T9">flip</text:span><text:span text:style-name="T7"> the chicken </text:span><text:span text:style-name="T9">pieces</text:span><text:span text:style-name="T7">, mix the onions, and fry for another 5 minutes.</text:span></text:p>
      <text:p text:style-name="P11"/>
      <text:p text:style-name="P11"><text:span text:style-name="T18">While the chicken is cooking, boil the kettle and make ¼ pint stock. </text:span>Halve the cherry tomatoes.</text:p>
      <text:p text:style-name="P11"/>
      <text:p text:style-name="P12">Check that the chicken is cooked; flip and cook for another couple of minutes if needed.</text:p>
      <text:p text:style-name="P12">Dish the chicken and onion pieces onto plates leaving the juice in the pan. Add the cherry tomatoes, fry on high heat for 1 min, then add the stock and mix well. Bring to the boil for a few seconds, then pour over the chicken (or rice/pasta).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9T13:41:09.314438554</meta:creation-date>
    <dc:date>2022-09-20T21:36:49.264147386</dc:date>
    <meta:editing-duration>PT1H53M44S</meta:editing-duration>
    <meta:editing-cycles>43</meta:editing-cycles>
    <meta:generator>LibreOffice/6.4.7.2$Linux_X86_64 LibreOffice_project/40$Build-2</meta:generator>
    <meta:document-statistic meta:table-count="0" meta:image-count="0" meta:object-count="0" meta:page-count="1" meta:paragraph-count="31" meta:word-count="331" meta:character-count="1764" meta:non-whitespace-character-count="1464"/>
  </office:meta>
</office:document-meta>
</file>